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67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729fcf" fo:font-weight="bold" style:font-weight-asian="bold" style:font-weight-complex="bold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ff0000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a933" fo:font-weight="bold" style:font-weight-asian="bold" style:font-weight-complex="bold"/>
    </style:style>
    <style:style style:name="ce22" style:family="table-cell" style:parent-style-name="Default">
      <style:text-properties fo:color="#00a933"/>
    </style:style>
    <style:style style:name="ce24" style:family="table-cell" style:parent-style-name="Default">
      <style:table-cell-properties fo:background-color="#ffd7d7"/>
      <style:text-properties fo:color="#2a6099" fo:font-weight="bold" style:font-weight-asian="bold" style:font-weight-complex="bold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d7d7"/>
      <style:text-properties fo:color="#ff0000" fo:font-weight="bold" style:font-weight-asian="bold" style:font-weight-complex="bold"/>
    </style:style>
    <style:style style:name="ce37" style:family="table-cell" style:parent-style-name="Default">
      <style:table-cell-properties fo:background-color="#ffd7d7"/>
      <style:text-properties fo:color="#158466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ext-properties fo:color="#ce181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2a60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fo:color="#2a6099" fo:font-weight="bold" style:font-weight-asian="bold" style:font-weight-complex="bold"/>
    </style:style>
    <style:style style:name="ce50" style:family="table-cell" style:parent-style-name="Default">
      <style:text-properties fo:color="#729fcf" fo:font-weight="bold" style:font-weight-asian="bold" style:font-weight-complex="bold"/>
    </style:style>
    <style:style style:name="ce51" style:family="table-cell" style:parent-style-name="Default">
      <style:table-cell-properties fo:background-color="#ffd7d7"/>
      <style:text-properties fo:color="#2a6099" fo:font-weight="bold" style:font-weight-asian="bold" style:font-weight-complex="bold"/>
    </style:style>
    <style:style style:name="ce52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ext-properties fo:color="#ff0000"/>
    </style:style>
    <style:style style:name="ce57" style:family="table-cell" style:parent-style-name="Default">
      <style:text-properties fo:color="#ce181e"/>
    </style:style>
    <style:style style:name="ce58" style:family="table-cell" style:parent-style-name="Default">
      <style:text-properties fo:color="#c9211e" fo:font-weight="bold" style:font-weight-asian="bold" style:font-weight-complex="bold"/>
    </style:style>
    <style:style style:name="ce59" style:family="table-cell" style:parent-style-name="Default">
      <style:text-properties fo:color="#ff0000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d7d7"/>
      <style:text-properties fo:color="#ff0000" fo:font-weight="bold" style:font-weight-asian="bold" style:font-weight-complex="bold"/>
    </style:style>
    <style:style style:name="ce61" style:family="table-cell" style:parent-style-name="Default">
      <style:text-properties fo:color="#00a933" fo:font-weight="bold" style:font-weight-asian="bold" style:font-weight-complex="bold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ackground-color="#ffd7d7"/>
      <style:text-properties fo:color="#158466" fo:font-weight="bold" style:font-weight-asian="bold" style:font-weight-complex="bold"/>
    </style:style>
    <style:style style:name="ce64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c9211e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Prix unitaire HT</text:p>
          </table:table-cell>
          <table:table-cell office:value-type="string" calcext:value-type="string">
            <text:p>quantité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 calcext:value-type="string">
            <text:p>Solution optimale</text:p>
          </table:table-cell>
          <table:table-cell/>
          <table:table-cell table:style-name="ce46" office:value-type="string" calcext:value-type="string">
            <text:p>Solution moindre coût ( système moins rapide)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52" table:number-columns-repeated="5"/>
          <table:table-cell/>
        </table:table-row>
        <table:table-row table:style-name="ro1">
          <table:table-cell table:style-name="ce46"/>
          <table:table-cell table:number-columns-repeated="6"/>
        </table:table-row>
        <table:table-row table:style-name="ro1">
          <table:table-cell office:value-type="string" calcext:value-type="string">
            <text:p>Source laser ?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&gt;He Ne Edmund, 1300€ ? https://www.edmundoptics.fr/p/10mw-linear-polarization-lasos-hene-laser/32943/</text:p>
          </table:table-cell>
          <table:table-cell/>
        </table:table-row>
        <table:table-row table:style-name="ro1">
          <table:table-cell office:value-type="string" calcext:value-type="string">
            <text:p>séparateur fibré</text:p>
          </table:table-cell>
          <table:table-cell table:style-name="ce53" office:value-type="string" calcext:value-type="string">
            <text:p>TW630R5F1</text:p>
          </table:table-cell>
          <table:table-cell table:style-name="ce53" office:value-type="float" office:value="321.66" calcext:value-type="float">
            <text:p>321,66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21.66" calcext:value-type="float">
            <text:p>321,6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aptateur fiberport</text:p>
          </table:table-cell>
          <table:table-cell table:style-name="ce53" office:value-type="string" calcext:value-type="string">
            <text:p><text:a xlink:href="https://www.thorlabs.com/thorproduct.cfm?partnumber=HCL" xlink:type="simple">HCL</text:a></text:p>
          </table:table-cell>
          <table:table-cell office:value-type="float" office:value="28.78" calcext:value-type="float">
            <text:p>28,78</text:p>
          </table:table-cell>
          <table:table-cell office:value-type="float" office:value="1" calcext:value-type="float">
            <text:p>1</text:p>
          </table:table-cell>
          <table:table-cell office:value-type="float" office:value="28.78" calcext:value-type="float">
            <text:p>2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port</text:p>
          </table:table-cell>
          <table:table-cell office:value-type="string" calcext:value-type="string">
            <text:p>PAF2A-A15A</text:p>
          </table:table-cell>
          <table:table-cell office:value-type="float" office:value="569.14" calcext:value-type="float">
            <text:p>569,14</text:p>
          </table:table-cell>
          <table:table-cell office:value-type="float" office:value="1" calcext:value-type="float">
            <text:p>1</text:p>
          </table:table-cell>
          <table:table-cell office:value-type="float" office:value="569.14" calcext:value-type="float">
            <text:p>569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ateur fibre vers sm1</text:p>
          </table:table-cell>
          <table:table-cell table:style-name="ce54" office:value-type="string" calcext:value-type="string">
            <text:p>SM1FC</text:p>
          </table:table-cell>
          <table:table-cell office:value-type="float" office:value="28.52" calcext:value-type="float">
            <text:p>28,52</text:p>
          </table:table-cell>
          <table:table-cell office:value-type="float" office:value="2" calcext:value-type="float">
            <text:p>2</text:p>
          </table:table-cell>
          <table:table-cell office:value-type="float" office:value="28.52" calcext:value-type="float">
            <text:p>28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ur fc/Pc vers FC/PC</text:p>
          </table:table-cell>
          <table:table-cell table:style-name="ce54" office:value-type="string" calcext:value-type="string">
            <text:p>ADAFCB1</text:p>
          </table:table-cell>
          <table:table-cell office:value-type="float" office:value="31.48" calcext:value-type="float">
            <text:p>31,48</text:p>
          </table:table-cell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31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ouleur fibre nue</text:p>
          </table:table-cell>
          <table:table-cell table:style-name="ce54" office:value-type="string" calcext:value-type="string">
            <text:p>FSR1</text:p>
          </table:table-cell>
          <table:table-cell office:value-type="float" office:value="10.03" calcext:value-type="float">
            <text:p>10,03</text:p>
          </table:table-cell>
          <table:table-cell office:value-type="float" office:value="1" calcext:value-type="float">
            <text:p>1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otal source </text:p>
          </table:table-cell>
          <table:table-cell table:style-name="ce54"/>
          <table:table-cell table:style-name="ce56" table:formula="of:=SUMPRODUCT([.C5:.C12];[.D5:.D12])" office:value-type="float" office:value="2349.61" calcext:value-type="float">
            <text:p>2349,61</text:p>
          </table:table-cell>
          <table:table-cell/>
          <table:table-cell table:style-name="ce61" table:formula="of:=SUMPRODUCT([.E5:.E12];[.D5:.D12])" office:value-type="float" office:value="2349.61" calcext:value-type="float">
            <text:p>2349,61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4"/>
          <table:table-cell table:number-columns-repeated="5"/>
        </table:table-row>
        <table:table-row table:style-name="ro1">
          <table:table-cell table:style-name="ce46" office:value-type="string" calcext:value-type="string">
            <text:p>Illumination</text:p>
          </table:table-cell>
          <table:table-cell table:style-name="ce53"/>
          <table:table-cell table:number-columns-repeated="5"/>
        </table:table-row>
        <table:table-row table:style-name="ro1">
          <table:table-cell table:style-name="ce46"/>
          <table:table-cell table:style-name="ce53"/>
          <table:table-cell table:number-columns-repeated="5"/>
        </table:table-row>
        <table:table-row table:style-name="ro1">
          <table:table-cell table:style-name="ce48" office:value-type="string" calcext:value-type="string">
            <text:p>monture à réglage angulaire</text:p>
          </table:table-cell>
          <table:table-cell table:style-name="ce54" office:value-type="string" calcext:value-type="string">
            <text:p>KC1-T/M</text:p>
          </table:table-cell>
          <table:table-cell office:value-type="float" office:value="91.24" calcext:value-type="float">
            <text:p>91,24</text:p>
          </table:table-cell>
          <table:table-cell office:value-type="float" office:value="1" calcext:value-type="float">
            <text:p>1</text:p>
          </table:table-cell>
          <table:table-cell office:value-type="float" office:value="91.24" calcext:value-type="float">
            <text:p>91,24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upport cage positionneur</text:p>
          </table:table-cell>
          <table:table-cell table:style-name="ce53" office:value-type="string" calcext:value-type="string">
            <text:p><text:a xlink:href="https://www.thorlabs.com/thorproduct.cfm?partnumber=SPT1C/M" xlink:type="simple">SPT1C/M</text:a></text:p>
          </table:table-cell>
          <table:table-cell table:style-name="ce53" office:value-type="float" office:value="60.49" calcext:value-type="float">
            <text:p>60,49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60.49" calcext:value-type="float">
            <text:p>60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optique 1 pouce système cage</text:p>
          </table:table-cell>
          <table:table-cell table:style-name="ce53" office:value-type="string" calcext:value-type="string">
            <text:p><text:a xlink:href="https://www.thorlabs.com/thorproduct.cfm?partnumber=CP33/M" xlink:type="simple">CP33/M</text:a></text:p>
          </table:table-cell>
          <table:table-cell office:value-type="float" office:value="15.35" calcext:value-type="float">
            <text:p>15,35</text:p>
          </table:table-cell>
          <table:table-cell office:value-type="float" office:value="10" calcext:value-type="float">
            <text:p>10</text:p>
          </table:table-cell>
          <table:table-cell office:value-type="float" office:value="15.35" calcext:value-type="float">
            <text:p>15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seur 633 nm</text:p>
          </table:table-cell>
          <table:table-cell office:value-type="string" calcext:value-type="string">
            <text:p>LPVISC100-MP2</text:p>
          </table:table-cell>
          <table:table-cell table:style-name="ce57" office:value-type="float" office:value="848.89" calcext:value-type="float">
            <text:p>848,89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91.75" calcext:value-type="float">
            <text:p>9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/2 633</text:p>
          </table:table-cell>
          <table:table-cell office:value-type="string" calcext:value-type="string">
            <text:p><text:a xlink:href="https://www.thorlabs.com/thorproduct.cfm?partnumber=WPH10M-633" xlink:type="simple">WPH10M-633</text:a></text:p>
          </table:table-cell>
          <table:table-cell table:style-name="ce57" office:value-type="float" office:value="515.43" calcext:value-type="float">
            <text:p>515,43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233" calcext:value-type="float">
            <text:p>233</text:p>
          </table:table-cell>
          <table:table-cell table:style-name="ce53" office:value-type="string" calcext:value-type="string">
            <text:p><text:a xlink:href="https://www.edmundoptics.fr/p/127mm-dia-266nm-lambda2-quartz-waveplate-multiple-order/28054/" xlink:type="simple">#85-079</text:a>  edmund optic</text:p>
          </table:table-cell>
          <table:table-cell table:style-name="ce66"/>
        </table:table-row>
        <table:table-row table:style-name="ro1">
          <table:table-cell office:value-type="string" calcext:value-type="string">
            <text:p>Miroir de scan</text:p>
          </table:table-cell>
          <table:table-cell office:value-type="string" calcext:value-type="string">
            <text:p>FSM300</text:p>
          </table:table-cell>
          <table:table-cell table:style-name="ce57" office:value-type="float" office:value="7456" calcext:value-type="float">
            <text:p>7456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692" calcext:value-type="float">
            <text:p>2692</text:p>
          </table:table-cell>
          <table:table-cell table:style-name="ce64" office:value-type="string" calcext:value-type="string">
            <text:p>alternative Standa 8MUP21-2+8SMC5-USB-B9-2 <text:s/>ou optotune MR-15-30</text:p>
          </table:table-cell>
          <table:table-cell table:style-name="ce64" office:value-type="string" calcext:value-type="string">
            <text:p>Fsm 300 : Dalila.AitAmir@mksinst.com</text:p>
          </table:table-cell>
        </table:table-row>
        <table:table-row table:style-name="ro1">
          <table:table-cell office:value-type="string" calcext:value-type="string">
            <text:p>lentille tube condenseur</text:p>
          </table:table-cell>
          <table:table-cell office:value-type="string" calcext:value-type="string">
            <text:p>AC254-250-A-ML </text:p>
          </table:table-cell>
          <table:table-cell office:value-type="float" office:value="96.4" calcext:value-type="float">
            <text:p>96,4</text:p>
          </table:table-cell>
          <table:table-cell office:value-type="float" office:value="2" calcext:value-type="float">
            <text:p>2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oir de renvoi à la verticale</text:p>
          </table:table-cell>
          <table:table-cell office:value-type="string" calcext:value-type="string">
            <text:p><text:a xlink:href="https://www.thorlabs.com/thorproduct.cfm?partnumber=PF1011-G01" xlink:type="simple">PF1011-G01</text:a></text:p>
          </table:table-cell>
          <table:table-cell office:value-type="float" office:value="100.33" calcext:value-type="float">
            <text:p>100,33</text:p>
          </table:table-cell>
          <table:table-cell office:value-type="float" office:value="1" calcext:value-type="float">
            <text:p>1</text:p>
          </table:table-cell>
          <table:table-cell office:value-type="float" office:value="100.33" calcext:value-type="float">
            <text:p>100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oir de renvoi à l’horizontale, apres image</text:p>
          </table:table-cell>
          <table:table-cell office:value-type="string" calcext:value-type="string">
            <text:p><text:a xlink:href="https://www.thorlabs.com/thorproduct.cfm?partnumber=PF2011-G01" xlink:type="simple">PF2011-G01</text:a></text:p>
          </table:table-cell>
          <table:table-cell office:value-type="float" office:value="185.91" calcext:value-type="float">
            <text:p>185,91</text:p>
          </table:table-cell>
          <table:table-cell office:value-type="float" office:value="1" calcext:value-type="float">
            <text:p>1</text:p>
          </table:table-cell>
          <table:table-cell office:value-type="float" office:value="185.91" calcext:value-type="float">
            <text:p>185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fs</text:p>
          </table:table-cell>
          <table:table-cell office:value-type="string" calcext:value-type="string">
            <text:p>UPLFLN100XO2-2</text:p>
          </table:table-cell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objectif NA=1,3, distance travail = 0,2</text:p>
          </table:table-cell>
          <table:table-cell/>
        </table:table-row>
        <table:table-row table:style-name="ro1">
          <table:table-cell office:value-type="string" calcext:value-type="string">
            <text:p>Lentille de tube objectif (constructeur?)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romat 150</text:p>
          </table:table-cell>
          <table:table-cell office:value-type="string" calcext:value-type="string">
            <text:p>AC254-15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romat 60</text:p>
          </table:table-cell>
          <table:table-cell table:style-name="ce53" office:value-type="string" calcext:value-type="string">
            <text:p>AC254-06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romat 80</text:p>
          </table:table-cell>
          <table:table-cell office:value-type="string" calcext:value-type="string">
            <text:p>AC254-080-A-ML 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Caméra actuelle : 3 620,00 €, 90 FPS, pixel : 5µ, gigabit ethernet→8 µ sans fenêtre ? </text:p>
          </table:table-cell>
          <table:table-cell/>
        </table:table-row>
        <table:table-row table:style-name="ro1">
          <table:table-cell office:value-type="string" calcext:value-type="string">
            <text:p>diaphragme</text:p>
          </table:table-cell>
          <table:table-cell office:value-type="string" calcext:value-type="string">
            <text:p>SM1D12D </text:p>
          </table:table-cell>
          <table:table-cell office:value-type="float" office:value="64.68" calcext:value-type="float">
            <text:p>64,68</text:p>
          </table:table-cell>
          <table:table-cell office:value-type="float" office:value="3" calcext:value-type="float">
            <text:p>3</text:p>
          </table:table-cell>
          <table:table-cell office:value-type="float" office:value="64.68" calcext:value-type="float">
            <text:p>6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éra compatible pleora pixel 5-6µ sans fenêtre </text:p>
          </table:table-cell>
          <table:table-cell office:value-type="string" calcext:value-type="string">
            <text:p><text:a xlink:href="https://www.photonfocus.com/products/camerafinder/camera/mv1-d2048-96-g2/" xlink:type="simple">MV1-D2048-96-G2</text:a></text:p>
          </table:table-cell>
          <table:table-cell table:style-name="ce57" office:value-type="float" office:value="3620" calcext:value-type="float">
            <text:p>362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300" calcext:value-type="float">
            <text:p>1300</text:p>
          </table:table-cell>
          <table:table-cell office:value-type="string" calcext:value-type="string">
            <text:p>basler ?</text:p>
          </table:table-cell>
          <table:table-cell/>
        </table:table-row>
        <table:table-row table:style-name="ro1">
          <table:table-cell table:number-columns-repeated="2"/>
          <table:table-cell table:style-name="ce57"/>
          <table:table-cell/>
          <table:table-cell table:style-name="ce57"/>
          <table:table-cell table:number-columns-repeated="2"/>
        </table:table-row>
        <table:table-row table:style-name="ro1">
          <table:table-cell table:style-name="ce49" office:value-type="string" calcext:value-type="string">
            <text:p>Total Illumination / bras objet</text:p>
          </table:table-cell>
          <table:table-cell/>
          <table:table-cell table:style-name="ce46" table:formula="of:=SUMPRODUCT([.C17:.C32];[.D17:.D32])" office:value-type="float" office:value="18988.64" calcext:value-type="float">
            <text:p>18988,64</text:p>
          </table:table-cell>
          <table:table-cell/>
          <table:table-cell table:style-name="ce61" table:formula="of:=SUMPRODUCT([.E17:.E32];[.D17:.D32])" office:value-type="float" office:value="9825.5" calcext:value-type="float">
            <text:p>9825,5</text:p>
          </table:table-cell>
          <table:table-cell table:style-name="ce65"/>
          <table:table-cell/>
        </table:table-row>
        <table:table-row table:style-name="ro1">
          <table:table-cell table:style-name="ce47"/>
          <table:table-cell table:number-columns-repeated="3"/>
          <table:table-cell table:style-name="ce58"/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Référence</text:p>
          </table:table-cell>
          <table:table-cell table:style-name="ce52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bre monomode 633 maintien polar 0,7m</text:p>
          </table:table-cell>
          <table:table-cell table:style-name="ce53" office:value-type="string" calcext:value-type="string">
            <text:p>PM630-HP-CUSTOM</text:p>
          </table:table-cell>
          <table:table-cell table:style-name="ce53" office:value-type="float" office:value="175.71" calcext:value-type="float">
            <text:p>175,7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75.71" calcext:value-type="float">
            <text:p>175,71</text:p>
          </table:table-cell>
          <table:table-cell office:value-type="string" calcext:value-type="string">
            <text:p>Longueur ? →0,7 m ?</text:p>
          </table:table-cell>
          <table:table-cell/>
        </table:table-row>
        <table:table-row table:style-name="ro1">
          <table:table-cell office:value-type="string" calcext:value-type="string">
            <text:p>Achromat 125mm</text:p>
          </table:table-cell>
          <table:table-cell table:style-name="ce53" office:value-type="string" calcext:value-type="string">
            <text:p>AC254-100-A-ML</text:p>
          </table:table-cell>
          <table:table-cell office:value-type="float" office:value="96.4" calcext:value-type="float">
            <text:p>96,4</text:p>
          </table:table-cell>
          <table:table-cell office:value-type="float" office:value="1" calcext:value-type="float">
            <text:p>1</text:p>
          </table:table-cell>
          <table:table-cell office:value-type="float" office:value="96.4" calcext:value-type="float">
            <text:p>9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 recombinateur</text:p>
          </table:table-cell>
          <table:table-cell office:value-type="string" calcext:value-type="string">
            <text:p><text:a xlink:href="https://www.thorlabs.com/thorproduct.cfm?partnumber=CCM1-BS013/M" xlink:type="simple">CCM1-BS013/M</text:a></text:p>
          </table:table-cell>
          <table:table-cell office:value-type="float" office:value="269.52" calcext:value-type="float">
            <text:p>269,52</text:p>
          </table:table-cell>
          <table:table-cell office:value-type="float" office:value="1" calcext:value-type="float">
            <text:p>1</text:p>
          </table:table-cell>
          <table:table-cell office:value-type="float" office:value="269.52" calcext:value-type="float">
            <text:p>269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 de rotation tip/tilt pour régler les angles du cube recombinateur</text:p>
          </table:table-cell>
          <table:table-cell office:value-type="string" calcext:value-type="string">
            <text:p><text:a xlink:href="https://www.thorlabs.com/thorproduct.cfm?partnumber=B4C/M" xlink:type="simple">B4C/M</text:a></text:p>
          </table:table-cell>
          <table:table-cell office:value-type="float" office:value="94.92" calcext:value-type="float">
            <text:p>94,92</text:p>
          </table:table-cell>
          <table:table-cell office:value-type="float" office:value="1" calcext:value-type="float">
            <text:p>1</text:p>
          </table:table-cell>
          <table:table-cell office:value-type="float" office:value="94.92" calcext:value-type="float">
            <text:p>94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 cage, tige traversante</text:p>
          </table:table-cell>
          <table:table-cell office:value-type="string" calcext:value-type="string">
            <text:p>C6WR</text:p>
          </table:table-cell>
          <table:table-cell office:value-type="float" office:value="61.48" calcext:value-type="float">
            <text:p>61,48</text:p>
          </table:table-cell>
          <table:table-cell office:value-type="float" office:value="1" calcext:value-type="float">
            <text:p>1</text:p>
          </table:table-cell>
          <table:table-cell office:value-type="float" office:value="61.48" calcext:value-type="float">
            <text:p>61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ot cube cage</text:p>
          </table:table-cell>
          <table:table-cell office:value-type="string" calcext:value-type="string">
            <text:p>B1C/M</text:p>
          </table:table-cell>
          <table:table-cell office:value-type="float" office:value="18.1" calcext:value-type="float">
            <text:p>18,1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,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7" office:value-type="string" calcext:value-type="string">
            <text:p>Total </text:p>
          </table:table-cell>
          <table:table-cell/>
          <table:table-cell table:style-name="ce58" table:formula="of:=SUMPRODUCT([.C38:.C43];[.D38:.D43])" office:value-type="float" office:value="716.13" calcext:value-type="float">
            <text:p>716,13</text:p>
          </table:table-cell>
          <table:table-cell/>
          <table:table-cell table:style-name="ce61" table:formula="of:=SUMPRODUCT([.E38:.E43];[.D38:.D43])" office:value-type="float" office:value="716.13" calcext:value-type="float">
            <text:p>716,13</text:p>
          </table:table-cell>
          <table:table-cell table:number-columns-repeated="2"/>
        </table:table-row>
        <table:table-row table:style-name="ro1">
          <table:table-cell table:style-name="ce47"/>
          <table:table-cell table:number-columns-repeated="3"/>
          <table:table-cell table:style-name="ce58"/>
          <table:table-cell table:number-columns-repeated="2"/>
        </table:table-row>
        <table:table-row table:style-name="ro1">
          <table:table-cell table:style-name="ce45" office:value-type="string" calcext:value-type="string">
            <text:p>Filtrage spatial référence (optionnel)</text:p>
          </table:table-cell>
          <table:table-cell table:style-name="ce52" table:number-columns-repeated="4"/>
          <table:table-cell table:style-name="ce52" office:value-type="string" calcext:value-type="string">
            <text:p>diamètre : 12mm</text:p>
          </table:table-cell>
          <table:table-cell/>
        </table:table-row>
        <table:table-row table:style-name="ro1">
          <table:table-cell table:style-name="ce48" office:value-type="string" calcext:value-type="string">
            <text:p>pinhole 20µ</text:p>
          </table:table-cell>
          <table:table-cell office:value-type="string" calcext:value-type="string">
            <text:p><text:a xlink:href="https://www.thorlabs.com/thorproduct.cfm?partnumber=P20K" xlink:type="simple">P20K</text:a></text:p>
          </table:table-cell>
          <table:table-cell office:value-type="float" office:value="65.1" calcext:value-type="float">
            <text:p>65,1</text:p>
          </table:table-cell>
          <table:table-cell office:value-type="float" office:value="1" calcext:value-type="float">
            <text:p>1</text:p>
          </table:table-cell>
          <table:table-cell office:value-type="float" office:value="65.1" calcext:value-type="float">
            <text:p>65,1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Collimateur</text:p>
          </table:table-cell>
          <table:table-cell table:style-name="ce53" office:value-type="string" calcext:value-type="string">
            <text:p><text:a xlink:href="https://www.thorlabs.com/thorproduct.cfm?partnumber=F240FC-B" xlink:type="simple">F240FC-B</text:a></text:p>
          </table:table-cell>
          <table:table-cell office:value-type="float" office:value="145.58" calcext:value-type="float">
            <text:p>145,58</text:p>
          </table:table-cell>
          <table:table-cell office:value-type="float" office:value="1" calcext:value-type="float">
            <text:p>1</text:p>
          </table:table-cell>
          <table:table-cell office:value-type="float" office:value="145.58" calcext:value-type="float">
            <text:p>145,58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Optique de focalisation</text:p>
          </table:table-cell>
          <table:table-cell office:value-type="string" calcext:value-type="string">
            <text:p><text:a xlink:href="https://www.thorlabs.com/thorproduct.cfm?partnumber=C280TMD-B" xlink:type="simple">C280-B</text:a></text:p>
          </table:table-cell>
          <table:table-cell office:value-type="float" office:value="77.71" calcext:value-type="float">
            <text:p>77,71</text:p>
          </table:table-cell>
          <table:table-cell office:value-type="float" office:value="1" calcext:value-type="float">
            <text:p>1</text:p>
          </table:table-cell>
          <table:table-cell office:value-type="float" office:value="77.71" calcext:value-type="float">
            <text:p>77,71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adaptateur collimateur vers sM1</text:p>
          </table:table-cell>
          <table:table-cell office:value-type="string" calcext:value-type="string">
            <text:p>AD12F</text:p>
          </table:table-cell>
          <table:table-cell office:value-type="float" office:value="29.02" calcext:value-type="float">
            <text:p>29,02</text:p>
          </table:table-cell>
          <table:table-cell office:value-type="float" office:value="2" calcext:value-type="float">
            <text:p>2</text:p>
          </table:table-cell>
          <table:table-cell office:value-type="float" office:value="29.02" calcext:value-type="float">
            <text:p>29,02</text:p>
          </table:table-cell>
          <table:table-cell office:value-type="string" calcext:value-type="string">
            <text:p><text:s text:c="2"/>Plutot SM1ZP ?</text:p>
          </table:table-cell>
          <table:table-cell/>
        </table:table-row>
        <table:table-row table:style-name="ro1">
          <table:table-cell table:style-name="ce48" office:value-type="string" calcext:value-type="string">
            <text:p>réglage X-Y</text:p>
          </table:table-cell>
          <table:table-cell office:value-type="string" calcext:value-type="string">
            <text:p>ST1XY-S/M</text:p>
          </table:table-cell>
          <table:table-cell office:value-type="float" office:value="363.95" calcext:value-type="float">
            <text:p>363,95</text:p>
          </table:table-cell>
          <table:table-cell office:value-type="float" office:value="1" calcext:value-type="float">
            <text:p>1</text:p>
          </table:table-cell>
          <table:table-cell office:value-type="float" office:value="363.95" calcext:value-type="float">
            <text:p>363,95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Réglage Z</text:p>
          </table:table-cell>
          <table:table-cell office:value-type="string" calcext:value-type="string">
            <text:p><text:a xlink:href="https://www.thorlabs.com/thorproduct.cfm?partnumber=SM1ZA" xlink:type="simple">SM1ZA</text:a></text:p>
          </table:table-cell>
          <table:table-cell office:value-type="float" office:value="189.89" calcext:value-type="float">
            <text:p>189,89</text:p>
          </table:table-cell>
          <table:table-cell office:value-type="float" office:value="1" calcext:value-type="float">
            <text:p>1</text:p>
          </table:table-cell>
          <table:table-cell office:value-type="float" office:value="189.89" calcext:value-type="float">
            <text:p>189,89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upport pour C280-B</text:p>
          </table:table-cell>
          <table:table-cell office:value-type="string" calcext:value-type="string">
            <text:p>E09RMS</text:p>
          </table:table-cell>
          <table:table-cell office:value-type="float" office:value="33.02" calcext:value-type="float">
            <text:p>33,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8"/>
          <table:table-cell office:value-type="string" calcext:value-type="string">
            <text:p>RMS09 </text:p>
          </table:table-cell>
          <table:table-cell office:value-type="float" office:value="21.26" calcext:value-type="float">
            <text:p>21,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Total filtrage</text:p>
          </table:table-cell>
          <table:table-cell/>
          <table:table-cell table:style-name="ce58" table:formula="of:=SUMPRODUCT([.C48:.C53];[.D48:.D53])" office:value-type="float" office:value="900.27" calcext:value-type="float">
            <text:p>900,27</text:p>
          </table:table-cell>
          <table:table-cell/>
          <table:table-cell table:style-name="ce61" table:formula="of:=SUMPRODUCT([.E48:.E53];[.D48:.D53])" office:value-type="float" office:value="900.27" calcext:value-type="float">
            <text:p>900,27</text:p>
          </table:table-cell>
          <table:table-cell table:number-columns-repeated="2"/>
        </table:table-row>
        <table:table-row table:style-name="ro1">
          <table:table-cell table:style-name="ce50"/>
          <table:table-cell table:number-columns-repeated="6"/>
        </table:table-row>
        <table:table-row table:style-name="ro1">
          <table:table-cell table:style-name="ce45" office:value-type="string" calcext:value-type="string">
            <text:p>Contrôle &amp; soft</text:p>
          </table:table-cell>
          <table:table-cell table:style-name="ce52" table:number-columns-repeated="5"/>
          <table:table-cell/>
        </table:table-row>
        <table:table-row table:style-name="ro1">
          <table:table-cell office:value-type="string" calcext:value-type="string">
            <text:p>labjack U3-LV</text:p>
          </table:table-cell>
          <table:table-cell/>
          <table:table-cell table:style-name="ce54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<text:a xlink:href="https://www.lextronic.fr/boitiers-labjack-8916" xlink:type="simple">fournisseur LEXTRONIC</text:a> : indispo. Voir labo Mulhouse ?</text:p>
          </table:table-cell>
          <table:table-cell/>
        </table:table-row>
        <table:table-row table:style-name="ro1">
          <table:table-cell office:value-type="string" calcext:value-type="string">
            <text:p>ljti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po au labo à Mulhouse</text:p>
          </table:table-cell>
          <table:table-cell/>
        </table:table-row>
        <table:table-row table:style-name="ro1">
          <table:table-cell office:value-type="string" calcext:value-type="string">
            <text:p>carte ethernet gigabit pour caméra ?</text:p>
          </table:table-cell>
          <table:table-cell office:value-type="string" calcext:value-type="string">
            <text:p>Intel gigabit Pro/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ce pleora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buypleora.com/collections/ebus-sdk" xlink:type="simple">https://www.buypleora.com/collections/ebus-sdk</text:a></text:p>
          </table:table-cell>
          <table:table-cell office:value-type="string" calcext:value-type="string">
            <text:p>Cliquer sur l’onglet « receive licence » 199$</text:p>
          </table:table-cell>
        </table:table-row>
        <table:table-row table:style-name="ro1">
          <table:table-cell office:value-type="string" calcext:value-type="string">
            <text:p>PC Linux avec carte réseau Intel Gigabit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Total Contrôle &amp; logiciel </text:p>
          </table:table-cell>
          <table:table-cell/>
          <table:table-cell table:style-name="ce59" table:formula="of:=SUMPRODUCT([.C57:.C62];[.D57:.D62])" office:value-type="float" office:value="479" calcext:value-type="float">
            <text:p>479</text:p>
          </table:table-cell>
          <table:table-cell/>
          <table:table-cell table:style-name="ce61" table:formula="of:=SUMPRODUCT([.E57:.E62];[.D57:.D62])" office:value-type="float" office:value="199" calcext:value-type="float">
            <text:p>199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1" office:value-type="string" calcext:value-type="string">
            <text:p>Total </text:p>
          </table:table-cell>
          <table:table-cell table:style-name="ce55"/>
          <table:table-cell table:style-name="ce60" table:formula="of:=SUMPRODUCT([.C5:.C65];[.D5:.D65])" office:value-type="float" office:value="23487.93" calcext:value-type="float">
            <text:p>23487,93</text:p>
          </table:table-cell>
          <table:table-cell table:style-name="ce55"/>
          <table:table-cell table:style-name="ce63" table:formula="of:=SUMPRODUCT([.E5:.E65];[.D5:.D65])" office:value-type="float" office:value="13990.51" calcext:value-type="float">
            <text:p>13990,51</text:p>
          </table:table-cell>
          <table:table-cell table:style-name="ce5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5:37:44.422612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Debailleul</meta:initial-creator>
    <meta:creation-date>2021-11-10T12:04:42.425418301</meta:creation-date>
    <dc:date>2022-08-02T22:07:17.478588984</dc:date>
    <meta:editing-duration>P1DT3H52M58S</meta:editing-duration>
    <meta:editing-cycles>40</meta:editing-cycles>
    <meta:generator>LibreOffice/6.4.7.2$Linux_X86_64 LibreOffice_project/40$Build-2</meta:generator>
    <meta:document-statistic meta:table-count="1" meta:cell-count="238" meta:object-count="0"/>
  </office:meta>
</office:document-meta>
</file>